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>
      <style:graphic-properties draw:fill-color="#aecf00" draw:opacity="25%" draw:textarea-horizontal-align="justify" draw:textarea-vertical-align="middle" draw:auto-grow-height="false" draw:shadow-opacity="25%"/>
    </style:style>
    <style:style style:name="gr65" style:family="graphic">
      <style:graphic-properties draw:stroke="none" draw:fill="none" draw:fill-color="#ffffff" draw:textarea-horizontal-align="justify" draw:textarea-vertical-align="middle" draw:auto-grow-height="false"/>
    </style:style>
    <style:style style:name="gr66" style:family="graphic" style:parent-style-name="standard">
      <style:graphic-properties draw:stroke="solid" svg:stroke-color="#000000" draw:fill="none" fo:min-height="10.12cm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9" style:family="graphic" style:parent-style-name="standard">
      <style:graphic-properties draw:stroke="solid" draw:fill="solid" fo:min-height="1.45cm"/>
    </style:style>
    <style:style style:name="gr70" style:family="graphic">
      <style:graphic-properties draw:fill="none" draw:textarea-horizontal-align="justify" draw:textarea-vertical-align="middle" draw:auto-grow-height="false"/>
    </style:style>
    <style:style style:name="gr71" style:family="graphic" style:parent-style-name="standard">
      <style:graphic-properties draw:stroke="solid" draw:fill="solid" fo:min-height="1.4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  <style:text-properties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3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3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1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3" draw:text-style-name="P1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64" draw:text-style-name="P1" draw:layer="Layout" svg:width="21.037cm" svg:height="7.724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21.546cm" svg:height="11.149cm" svg:x="0.414cm" svg:y="3.72cm">
          <text:p/>
          <draw:enhanced-geometry svg:viewBox="0 0 21600 21600" draw:type="rectangle" draw:enhanced-path="M 0 0 L 21600 0 21600 21600 0 21600 0 0 Z N"/>
        </draw:custom-shape>
        <draw:frame draw:style-name="gr66" draw:text-style-name="P21" draw:layer="layout" svg:width="21.037cm" svg:height="10.37cm" svg:x="0.5cm" svg:y="4.05cm">
          <draw:text-box>
            <text:p text:style-name="P23"><text:span text:style-name="T13">def guess(i):</text:span></text:p>
            <text:p text:style-name="P23"><text:span text:style-name="T13"><text:tab/></text:span><text:span text:style-name="T13">try:</text:span></text:p>
            <text:p text:style-name="P23"><text:span text:style-name="T13"><text:tab/></text:span><text:span text:style-name="T13"><text:tab/></text:span><text:span text:style-name="T13">i = int(s)</text:span></text:p>
            <text:p text:style-name="P23"><text:span text:style-name="T13"><text:s text:c="3"/></text:span><text:span text:style-name="T13"><text:tab/></text:span><text:span text:style-name="T13"><text:tab/></text:span><text:span text:style-name="T13">msg = "valid integer entered: {0}".format(i)</text:span></text:p>
            <text:p text:style-name="P23"><text:span text:style-name="T13"><text:tab/></text:span><text:span text:style-name="T13">except TypeError:</text:span></text:p>
            <text:p text:style-name="P23"><text:span text:style-name="T13"><text:tab/></text:span><text:span text:style-name="T13"><text:tab/></text:span><text:span text:style-name="T13">msg = <text:s/></text:span><text:span text:style-name="T13">"</text:span><text:span text:style-name="T13">no value entered</text:span><text:span text:style-name="T13">"</text:span></text:p>
            <text:p text:style-name="P23"><text:span text:style-name="T13"><text:tab/></text:span><text:span text:style-name="T13">except ValueError:</text:span></text:p>
            <text:p text:style-name="P23"><text:span text:style-name="T13"><text:tab/></text:span><text:span text:style-name="T13"><text:tab/></text:span><text:span text:style-name="T13">msg = </text:span><text:span text:style-name="T13">"{0}</text:span><text:span text:style-name="T13"> is not a valid integer</text:span><text:span text:style-name="T13">".format(i)</text:span></text:p>
            <text:p text:style-name="P23"><text:span text:style-name="T13"><text:tab/></text:span><text:span text:style-name="T13">finally:</text:span></text:p>
            <text:p text:style-name="P23"><text:span text:style-name="T13"><text:tab/></text:span><text:span text:style-name="T13"><text:tab/></text:span><text:span text:style-name="T13">print msg</text:span></text:p>
            <text:p text:style-name="P23"><text:span text:style-name="T13"><text:s text:c="3"/></text:span></text:p>
          </draw:text-box>
        </draw:frame>
        <draw:custom-shape draw:style-name="gr67" draw:text-style-name="P1" xml:id="id90" draw:id="id90" draw:layer="layout" svg:width="4.075cm" svg:height="0.82cm" svg:x="3.201cm" svg:y="5.60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88" draw:id="id88" draw:layer="layout" svg:width="17.011cm" svg:height="0.82cm" svg:x="3.203cm" svg:y="6.3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6.398cm" svg:height="0.82cm" svg:x="1.962cm" svg:y="7.1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6.777cm" svg:height="0.82cm" svg:x="2.007cm" svg:y="8.51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xml:id="id89" draw:id="id89" draw:layer="layout" svg:width="4.955cm" svg:height="0.82cm" svg:x="2.109cm" svg:y="9.913cm">
          <text:p/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3.203cm" svg:y1="6.72cm" svg:x2="2.109cm" svg:y2="10.323cm" draw:start-shape="id88" draw:start-glue-point="3" draw:end-shape="id89" draw:end-glue-point="3" svg:d="M3203 6720c-2394 0-1847 3603-1094 3603" svg:viewBox="0 0 1737 3604">
          <text:p/>
        </draw:connector>
        <draw:connector draw:style-name="gr68" draw:text-style-name="P1" draw:layer="layout" draw:type="curve" draw:line-skew="-0.672cm" svg:x1="3.321cm" svg:y1="4.646cm" svg:x2="3.201cm" svg:y2="6.019cm" draw:end-shape="id90" draw:end-glue-point="3" svg:d="M3321 4646c-1941 0-1881 1373-120 1373" svg:viewBox="0 0 1449 1374">
          <text:p/>
        </draw:connector>
        <draw:frame draw:style-name="gr69" draw:text-style-name="P23" draw:layer="layout" svg:width="4.312cm" svg:height="1.7cm" svg:x="0.5cm" svg:y="12.538cm">
          <draw:text-box>
            <text:p text:style-name="P23"><text:span text:style-name="T13">guess(</text:span><text:span text:style-name="T13">"3")</text:span></text:p>
            <text:p text:style-name="P23"><text:span text:style-name="T13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64" draw:text-style-name="P1" draw:layer="Layout" svg:width="21.037cm" svg:height="7.724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21.546cm" svg:height="11.149cm" svg:x="0.414cm" svg:y="3.72cm">
          <text:p/>
          <draw:enhanced-geometry svg:viewBox="0 0 21600 21600" draw:type="rectangle" draw:enhanced-path="M 0 0 L 21600 0 21600 21600 0 21600 0 0 Z N"/>
        </draw:custom-shape>
        <draw:frame draw:style-name="gr66" draw:text-style-name="P21" draw:layer="layout" svg:width="21.037cm" svg:height="10.37cm" svg:x="0.5cm" svg:y="4.05cm">
          <draw:text-box>
            <text:p text:style-name="P23"><text:span text:style-name="T13">def guess(i):</text:span></text:p>
            <text:p text:style-name="P23"><text:span text:style-name="T13"><text:tab/></text:span><text:span text:style-name="T13">try:</text:span></text:p>
            <text:p text:style-name="P23"><text:span text:style-name="T13"><text:tab/></text:span><text:span text:style-name="T13"><text:tab/></text:span><text:span text:style-name="T13">i = int(s)</text:span></text:p>
            <text:p text:style-name="P23"><text:span text:style-name="T13"><text:s text:c="3"/></text:span><text:span text:style-name="T13"><text:tab/></text:span><text:span text:style-name="T13"><text:tab/></text:span><text:span text:style-name="T13">msg = "valid integer entered: {0}".format(i)</text:span></text:p>
            <text:p text:style-name="P23"><text:span text:style-name="T13"><text:tab/></text:span><text:span text:style-name="T13">except TypeError:</text:span></text:p>
            <text:p text:style-name="P23"><text:span text:style-name="T13"><text:tab/></text:span><text:span text:style-name="T13"><text:tab/></text:span><text:span text:style-name="T13">msg = <text:s/></text:span><text:span text:style-name="T13">"</text:span><text:span text:style-name="T13">no value entered</text:span><text:span text:style-name="T13">"</text:span></text:p>
            <text:p text:style-name="P23"><text:span text:style-name="T13"><text:tab/></text:span><text:span text:style-name="T13">except ValueError:</text:span></text:p>
            <text:p text:style-name="P23"><text:span text:style-name="T13"><text:tab/></text:span><text:span text:style-name="T13"><text:tab/></text:span><text:span text:style-name="T13">msg = </text:span><text:span text:style-name="T13">"{0}</text:span><text:span text:style-name="T13"> is not a valid integer</text:span><text:span text:style-name="T13">".format(i)</text:span></text:p>
            <text:p text:style-name="P23"><text:span text:style-name="T13"><text:tab/></text:span><text:span text:style-name="T13">finally:</text:span></text:p>
            <text:p text:style-name="P23"><text:span text:style-name="T13"><text:tab/></text:span><text:span text:style-name="T13"><text:tab/></text:span><text:span text:style-name="T13">print msg</text:span></text:p>
            <text:p text:style-name="P23"><text:span text:style-name="T13"><text:s text:c="3"/></text:span></text:p>
          </draw:text-box>
        </draw:frame>
        <draw:custom-shape draw:style-name="gr70" draw:text-style-name="P1" xml:id="id91" draw:id="id91" draw:layer="Layout" svg:width="4.075cm" svg:height="0.82cm" svg:x="3.201cm" svg:y="5.60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7.011cm" svg:height="0.82cm" svg:x="3.203cm" svg:y="6.3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xml:id="id92" draw:id="id92" draw:layer="Layout" svg:width="6.398cm" svg:height="0.82cm" svg:x="1.962cm" svg:y="7.1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6.777cm" svg:height="0.82cm" svg:x="2.007cm" svg:y="8.51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xml:id="id93" draw:id="id93" draw:layer="Layout" svg:width="4.955cm" svg:height="0.82cm" svg:x="2.109cm" svg:y="9.913cm">
          <text:p/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3.201cm" svg:y1="6.019cm" svg:x2="1.962cm" svg:y2="7.54cm" draw:start-shape="id91" draw:start-glue-point="3" draw:end-shape="id92" svg:d="M3201 6019c-2610 0-1990 1521-1239 1521" svg:viewBox="0 0 1892 1522">
          <text:p/>
        </draw:connector>
        <draw:connector draw:style-name="gr68" draw:text-style-name="P1" draw:layer="layout" draw:type="curve" draw:line-skew="-0.672cm" svg:x1="3.321cm" svg:y1="4.646cm" svg:x2="3.201cm" svg:y2="6.019cm" draw:end-shape="id91" draw:end-glue-point="3" svg:d="M3321 4646c-1941 0-1881 1373-120 1373" svg:viewBox="0 0 1449 1374">
          <text:p/>
        </draw:connector>
        <draw:frame draw:style-name="gr69" draw:text-style-name="P23" draw:layer="layout" svg:width="7.173cm" svg:height="1.7cm" svg:x="0.5cm" svg:y="12.538cm">
          <draw:text-box>
            <text:p text:style-name="P23"><text:span text:style-name="T13">guess(None</text:span><text:span text:style-name="T13">)</text:span></text:p>
            <text:p text:style-name="P23"><text:span text:style-name="T13">No value entered</text:span></text:p>
          </draw:text-box>
        </draw:frame>
        <draw:connector draw:style-name="gr68" draw:text-style-name="P1" draw:layer="layout" draw:type="curve" svg:x1="3.149cm" svg:y1="8.145cm" svg:x2="2.109cm" svg:y2="10.323cm" draw:end-shape="id93" draw:end-glue-point="3" svg:d="M3149 8145c-2313 0-1793 2178-1040 2178" svg:viewBox="0 0 1679 2179">
          <text:p/>
        </draw:connecto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64" draw:text-style-name="P1" draw:layer="Layout" svg:width="21.037cm" svg:height="7.724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21.546cm" svg:height="11.149cm" svg:x="0.414cm" svg:y="3.72cm">
          <text:p/>
          <draw:enhanced-geometry svg:viewBox="0 0 21600 21600" draw:type="rectangle" draw:enhanced-path="M 0 0 L 21600 0 21600 21600 0 21600 0 0 Z N"/>
        </draw:custom-shape>
        <draw:frame draw:style-name="gr66" draw:text-style-name="P21" draw:layer="layout" svg:width="21.037cm" svg:height="10.37cm" svg:x="0.5cm" svg:y="4.05cm">
          <draw:text-box>
            <text:p text:style-name="P23"><text:span text:style-name="T13">def guess(i):</text:span></text:p>
            <text:p text:style-name="P23"><text:span text:style-name="T13"><text:tab/></text:span><text:span text:style-name="T13">try:</text:span></text:p>
            <text:p text:style-name="P23"><text:span text:style-name="T13"><text:tab/></text:span><text:span text:style-name="T13"><text:tab/></text:span><text:span text:style-name="T13">i = int(s)</text:span></text:p>
            <text:p text:style-name="P23"><text:span text:style-name="T13"><text:s text:c="3"/></text:span><text:span text:style-name="T13"><text:tab/></text:span><text:span text:style-name="T13"><text:tab/></text:span><text:span text:style-name="T13">msg = "valid integer entered: {0}".format(i)</text:span></text:p>
            <text:p text:style-name="P23"><text:span text:style-name="T13"><text:tab/></text:span><text:span text:style-name="T13">except TypeError:</text:span></text:p>
            <text:p text:style-name="P23"><text:span text:style-name="T13"><text:tab/></text:span><text:span text:style-name="T13"><text:tab/></text:span><text:span text:style-name="T13">msg = <text:s/></text:span><text:span text:style-name="T13">"</text:span><text:span text:style-name="T13">no value entered</text:span><text:span text:style-name="T13">"</text:span></text:p>
            <text:p text:style-name="P23"><text:span text:style-name="T13"><text:tab/></text:span><text:span text:style-name="T13">except ValueError:</text:span></text:p>
            <text:p text:style-name="P23"><text:span text:style-name="T13"><text:tab/></text:span><text:span text:style-name="T13"><text:tab/></text:span><text:span text:style-name="T13">msg = </text:span><text:span text:style-name="T13">"{0}</text:span><text:span text:style-name="T13"> is not a valid integer</text:span><text:span text:style-name="T13">".format(i)</text:span></text:p>
            <text:p text:style-name="P23"><text:span text:style-name="T13"><text:tab/></text:span><text:span text:style-name="T13">finally:</text:span></text:p>
            <text:p text:style-name="P23"><text:span text:style-name="T13"><text:tab/></text:span><text:span text:style-name="T13"><text:tab/></text:span><text:span text:style-name="T13">print msg</text:span></text:p>
            <text:p text:style-name="P23"><text:span text:style-name="T13"><text:s text:c="3"/></text:span></text:p>
          </draw:text-box>
        </draw:frame>
        <draw:custom-shape draw:style-name="gr70" draw:text-style-name="P1" xml:id="id94" draw:id="id94" draw:layer="Layout" svg:width="4.075cm" svg:height="0.82cm" svg:x="3.201cm" svg:y="5.60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7.011cm" svg:height="0.82cm" svg:x="3.203cm" svg:y="6.3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6.398cm" svg:height="0.82cm" svg:x="1.962cm" svg:y="7.1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xml:id="id95" draw:id="id95" draw:layer="Layout" svg:width="6.777cm" svg:height="0.82cm" svg:x="2.007cm" svg:y="8.51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xml:id="id96" draw:id="id96" draw:layer="Layout" svg:width="4.955cm" svg:height="0.82cm" svg:x="2.109cm" svg:y="9.913cm">
          <text:p/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3.201cm" svg:y1="6.019cm" svg:x2="2.007cm" svg:y2="8.922cm" draw:start-shape="id94" draw:start-glue-point="3" draw:end-shape="id95" draw:end-glue-point="3" svg:d="M3201 6019c-2544 0-1947 2903-1194 2903" svg:viewBox="0 0 1845 2904">
          <text:p/>
        </draw:connector>
        <draw:connector draw:style-name="gr68" draw:text-style-name="P1" draw:layer="layout" draw:type="curve" draw:line-skew="-1.183cm" svg:x1="3.321cm" svg:y1="4.646cm" svg:x2="3.201cm" svg:y2="6.019cm" draw:end-shape="id94" draw:end-glue-point="3" svg:d="M3321 4646c-2707 0-2647 1373-120 1373" svg:viewBox="0 0 2024 1374">
          <text:p/>
        </draw:connector>
        <draw:frame draw:style-name="gr71" draw:text-style-name="P23" draw:layer="layout" svg:width="10.692cm" svg:height="1.749cm" svg:x="0.5cm" svg:y="12.538cm">
          <draw:text-box>
            <text:p text:style-name="P23"><text:span text:style-name="T13">guess("</text:span><text:span text:style-name="T13">3.2"</text:span><text:span text:style-name="T13">)</text:span></text:p>
            <text:p text:style-name="P23"><text:span text:style-name="T13">3.2 is not a valid integer</text:span></text:p>
          </draw:text-box>
        </draw:frame>
        <draw:connector draw:style-name="gr68" draw:text-style-name="P1" draw:layer="layout" draw:type="curve" draw:line-skew="-0.602cm" svg:x1="3.124cm" svg:y1="9.545cm" svg:x2="2.109cm" svg:y2="10.323cm" draw:end-shape="id96" draw:end-glue-point="3" svg:d="M3124 9545c-3178 0-2671 778-1015 778" svg:viewBox="0 0 2326 779">
          <text:p/>
        </draw:connector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18T15:20:23.104661804</dc:date>
    <meta:editing-duration>PT6H50M28S</meta:editing-duration>
    <meta:editing-cycles>34</meta:editing-cycles>
    <meta:generator>LibreOffice/4.2.4.2$Linux_X86_64 LibreOffice_project/420m0$Build-2</meta:generator>
    <dc:creator>bertrand Neron</dc:creator>
    <meta:document-statistic meta:object-count="695"/>
  </office:meta>
</office:document-meta>
</file>